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a579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b946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3b946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5a42c" officeooo:paragraph-rsid="00405cac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3a579e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3b946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b9465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officeooo:paragraph-rsid="003b9465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" officeooo:rsid="003a579e" officeooo:paragraph-rsid="003b9465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dd8e" officeooo:paragraph-rsid="003bdd8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1398a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3bdd8e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1398a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139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369353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388de1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8f4d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070c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b9465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3b9465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4004b4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bold" officeooo:rsid="003b9465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4004b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8f4d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bdd8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3bdd8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004b4" style:font-size-asian="12pt" style:font-weight-asian="normal" style:font-size-complex="12pt" style:font-weight-complex="normal"/>
    </style:style>
    <style:style style:name="T20" style:family="text">
      <style:text-properties officeooo:rsid="003bdd8e"/>
    </style:style>
    <style:style style:name="T2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0">1<text:span text:style-name="T21">xx</text:span> - Controls</text:p>
          </table:table-cell>
          <table:table-cell table:style-name="Table1.B1" office:value-type="string">
            <text:p text:style-name="P21">2xx - Ground</text:p>
          </table:table-cell>
          <table:table-cell table:style-name="Table1.B1" office:value-type="string">
            <text:p text:style-name="P21">3xx - Flight</text:p>
          </table:table-cell>
          <table:table-cell table:style-name="Table1.D1" office:value-type="string">
            <text:p text:style-name="P21">4xx - A2A</text:p>
          </table:table-cell>
          <table:table-cell table:style-name="Table1.B1" office:value-type="string">
            <text:p text:style-name="P21">5xx - A2G</text:p>
          </table:table-cell>
          <table:table-cell table:style-name="Table1.F1" office:value-type="string">
            <text:p text:style-name="P21">6xx - Misc</text:p>
          </table:table-cell>
        </table:table-row>
      </table:table>
      <text:p text:style-name="P18"><text:span text:style-name="T2">4</text:span><text:span text:style-name="T3">0</text:span><text:span text:style-name="T2">1</text:span><text:span text:style-name="T4"> - </text:span><text:span text:style-name="T5">A/</text:span><text:span text:style-name="T6">A</text:span><text:span text:style-name="T7"> - </text:span><text:span text:style-name="T8">Gun and Sidewinder</text:span></text:p>
      <text:p text:style-name="P4">Same for A-10C and A-10C II</text:p>
      <text:p text:style-name="P4"/>
      <text:p text:style-name="P6">Fence in (switches on lower left instrument panel):</text:p>
      <text:list text:style-name="L1">
        <text:list-item>
          <text:p text:style-name="P8"><text:span text:style-name="T5">M</text:span><text:span text:style-name="T9">ASTER ARM</text:span><text:span text:style-name="T11"> ... </text:span><text:span text:style-name="T9">ARM</text:span></text:p>
        </text:list-item>
        <text:list-item>
          <text:p text:style-name="P8"><text:span text:style-name="T9">GUN PAC ... </text:span><text:span text:style-name="T10">GUNARM (using PAC not recommended for A2A combat)</text:span></text:p>
        </text:list-item>
      </text:list>
      <text:p text:style-name="P3"/>
      <text:p text:style-name="P7">Gun<text:span text:style-name="T20"> -- WIP</text:span></text:p>
      <text:list xml:id="list1856440274" text:style-name="L2">
        <text:list-item>
          <text:p text:style-name="P11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3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3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text:style-name="L3">
        <text:list-item>
          <text:list>
            <text:list-item>
              <text:p text:style-name="P14">You can also create or modify profiles, see Chuck's.</text:p>
            </text:list-item>
          </text:list>
        </text:list-item>
      </text:list>
      <text:list xml:id="list221812585210651" text:continue-list="list1856440274" text:style-name="L2">
        <text:list-item>
          <text:p text:style-name="P9"><text:span text:style-name="T12">Put the targets wingtips just touching the funnel, press </text:span><text:span text:style-name="T14">Trigger 2nd Stage</text:span><text:span text:style-name="T12"> to fire.</text:span></text:p>
        </text:list-item>
      </text:list>
      <text:p text:style-name="P1"/>
      <text:p text:style-name="P5"><text:span text:style-name="T16">AIM-9 -- </text:span><text:span text:style-name="T17">WIP</text:span></text:p>
      <text:list xml:id="list132337880" text:style-name="L4">
        <text:list-item>
          <text:p text:style-name="P12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5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5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text:style-name="L5">
        <text:list-item>
          <text:list>
            <text:list-item>
              <text:p text:style-name="P16">You can also create or modify profiles, see Chuck's.</text:p>
            </text:list-item>
          </text:list>
        </text:list-item>
      </text:list>
      <text:list xml:id="list221811654280335" text:continue-list="list132337880" text:style-name="L4">
        <text:list-item>
          <text:p text:style-name="P10"><text:span text:style-name="T15">TMS forward short</text:span><text:span text:style-name="T13"> (</text:span><text:span text:style-name="T15">Gray Reset Hat forward short</text:span><text:span text:style-name="T13">) to </text:span><text:span text:style-name="T15">uncage</text:span><text:span text:style-name="T13">, </text:span><text:span text:style-name="T15">TMS back short</text:span><text:span text:style-name="T13"> (</text:span><text:span text:style-name="T15">Gray Reset Hat back short</text:span><text:span text:style-name="T13">) to </text:span><text:span text:style-name="T15">recage</text:span><text:span text:style-name="T13">.</text:span></text:p>
        </text:list-item>
        <text:list-item>
          <text:p text:style-name="P19"><text:span text:style-name="T18">Slew Sidewinder seeker with </text:span><text:span text:style-name="T17">TDC Ministick</text:span><text:span text:style-name="T19">, it should lock automatically on any target it finds??</text:span></text:p>
        </text:list-item>
        <text:list-item>
          <text:p text:style-name="P17">Get tone and fire with <text:span text:style-name="T1">Red Button</text:span>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08T22:18:11.382000000</dc:date>
    <meta:editing-duration>PT7H56S</meta:editing-duration>
    <meta:editing-cycles>4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5" meta:word-count="266" meta:character-count="1361" meta:non-whitespace-character-count="1130"/>
  </office:meta>
</office:document-meta>
</file>